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7000003627AE54E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style:protect="siz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08cm" svg:height="1.202cm" draw:transform="rotate (-1.98234496441516) translate (11.246cm 5.188cm)">
            <draw:image xlink:href="Pictures/10000201000005A7000003627AE54EF0.png" xlink:type="simple" xlink:show="embed" xlink:actuate="onLoad">
              <text:p/>
            </draw:image>
          </draw:frame>
          <draw:frame draw:style-name="gr1" draw:text-style-name="P1" draw:layer="layout" svg:width="2.286cm" svg:height="2.667cm" draw:transform="rotate (-1.5707963267949) translate (15.351cm 6.104cm)">
            <draw:image xlink:href="Pictures/10000201000005A7000003627AE54EF0.png" xlink:type="simple" xlink:show="embed" xlink:actuate="onLoad">
              <text:p/>
            </draw:image>
          </draw:frame>
          <draw:frame draw:style-name="gr1" draw:text-style-name="P1" draw:layer="layout" svg:width="5.967cm" svg:height="0.694cm" draw:transform="rotate (-1.5707963267949) translate (4.896cm 0cm)">
            <draw:image xlink:href="Pictures/10000201000005A7000003627AE54EF0.png" xlink:type="simple" xlink:show="embed" xlink:actuate="onLoad">
              <text:p/>
            </draw:image>
          </draw:frame>
          <draw:path draw:style-name="gr2" draw:text-style-name="P1" draw:layer="layout" svg:width="6.856cm" svg:height="14.213cm" draw:transform="skewX (-0.0724311639577647) rotate (1.06412724494094) translate (0.364999998147129cm 7.24699999914071cm)" svg:viewBox="0 0 6857 14214" svg:d="M0 0c11220 0 2231 4625 4134 8569s2723 5645 2723 5645l-33-68">
            <text:p/>
          </draw:path>
          <draw:custom-shape draw:style-name="gr3" draw:text-style-name="P1" draw:layer="layout" svg:width="0.254cm" svg:height="0.254cm" svg:x="9.128cm" svg:y="6.9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254cm" svg:height="0.254cm" svg:x="12.938cm" svg:y="7.1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1" draw:layer="layout" svg:x1="4.302cm" svg:y1="5.469cm" svg:x2="4.302cm" svg:y2="0.262cm">
            <text:p/>
          </draw:line>
          <draw:line draw:style-name="gr4" draw:text-style-name="P1" draw:layer="layout" svg:x1="13.065cm" svg:y1="8.136cm" svg:x2="13.065cm" svg:y2="6.358cm">
            <text:p/>
          </draw:line>
          <draw:line draw:style-name="gr4" draw:text-style-name="P1" draw:layer="layout" svg:x1="8.295cm" svg:y1="9.279cm" svg:x2="10.176cm" svg:y2="4.961cm">
            <text:p/>
          </draw:line>
          <draw:custom-shape draw:style-name="gr3" draw:text-style-name="P1" draw:layer="layout" svg:width="0.254cm" svg:height="0.254cm" svg:x="4.175cm" svg:y="2.8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764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i </meta:initial-creator>
    <meta:creation-date>2015-03-14T17:53:51.548867974</meta:creation-date>
    <dc:date>2015-03-14T21:42:32.037466842</dc:date>
    <dc:creator>xi </dc:creator>
    <meta:editing-duration>PT3H41M17S</meta:editing-duration>
    <meta:editing-cycles>2</meta:editing-cycles>
    <meta:generator>LibreOffice/4.2.7.2$Linux_X86_64 LibreOffice_project/420m0$Build-2</meta:generator>
    <meta:document-statistic meta:object-count="11"/>
  </office:meta>
</office:document-meta>
</file>